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  <style:style style:name="T19" style:family="text">
      <style:text-properties officeooo:rsid="0064000f"/>
    </style:style>
    <style:style style:name="T20" style:family="text">
      <style:text-properties officeooo:rsid="00681f01"/>
    </style:style>
    <style:style style:name="T21" style:family="text">
      <style:text-properties officeooo:rsid="00698f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text:span text:style-name="T19">2de2</text:span></text:p>
      <text:p text:style-name="P20"><text:a xlink:type="simple" xlink:href="https://coderprog.com/core-java-advanced/" text:style-name="Internet_20_link" text:visited-style-name="Visited_20_Internet_20_Link">HTTPS://CODERPROG.COM/CORE-JAVA-ADVANCED/</text:a><text:span text:style-name="T21">3de5</text:span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4T08:00:52.240715186</dc:date>
    <meta:editing-duration>PT3H15M23S</meta:editing-duration>
    <meta:editing-cycles>48</meta:editing-cycles>
    <meta:document-statistic meta:table-count="0" meta:image-count="0" meta:object-count="0" meta:page-count="1" meta:paragraph-count="28" meta:word-count="28" meta:character-count="1464" meta:non-whitespace-character-count="1464"/>
  </office:meta>
</office:document-meta>
</file>